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easure-s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dered</text:p>
          </table:table-cell>
          <table:table-cell office:value-type="string" calcext:value-type="string">
            <text:p>pivoting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ime(ns)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ime(ns)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time(ns)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rray</text:p>
          </table:table-cell>
          <table:table-cell office:value-type="float" office:value="2.61946469789268E+020" calcext:value-type="float">
            <text:p>2.61946469789268E+020</text:p>
          </table:table-cell>
          <table:table-cell office:value-type="float" office:value="1448907058" calcext:value-type="float">
            <text:p>1448907058</text:p>
          </table:table-cell>
          <table:table-cell/>
          <table:table-cell office:value-type="string" calcext:value-type="string">
            <text:p>tree</text:p>
          </table:table-cell>
          <table:table-cell table:formula="of:=[.D2]+[.D3]+[.D4]+[.D5]+[.D6]+[.D7]" office:value-type="float" office:value="5.05837350145178E+025" calcext:value-type="float">
            <text:p>5.05837350145178E+025</text:p>
          </table:table-cell>
          <table:table-cell table:formula="of:=[.E2]+[.E3]+[.E4]+[.E5]+[.E6]+[.E7]" office:value-type="float" office:value="33250421692" calcext:value-type="float">
            <text:p>33250421692</text:p>
          </table:table-cell>
          <table:table-cell/>
          <table:table-cell office:value-type="string" calcext:value-type="string">
            <text:p>tree</text:p>
          </table:table-cell>
          <table:table-cell table:formula="of:=[.D2]+[.D3]+[.D5]+[.D6]" office:value-type="float" office:value="1.60037066183843E+021" calcext:value-type="float">
            <text:p>1.60037066183843E+021</text:p>
          </table:table-cell>
          <table:table-cell table:formula="of:=[.E2]+[.E3]+[.E5]+[.E6]" office:value-type="float" office:value="30648758246" calcext:value-type="float">
            <text:p>30648758246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riority</text:p>
          </table:table-cell>
          <table:table-cell table:style-name="ce1" office:value-type="float" office:value="1.1206604074618E+021" calcext:value-type="float">
            <text:p>1.1206604074618E+021</text:p>
          </table:table-cell>
          <table:table-cell office:value-type="float" office:value="13695692244" calcext:value-type="float">
            <text:p>13695692244</text:p>
          </table:table-cell>
          <table:table-cell/>
          <table:table-cell office:value-type="string" calcext:value-type="string">
            <text:p>hash</text:p>
          </table:table-cell>
          <table:table-cell table:formula="of:=[.D8]+[.D9]+[.D10]+[.D11]+[.D12]+[.D13]" office:value-type="float" office:value="8.47132828320343E+023" calcext:value-type="float">
            <text:p>8.47132828320343E+023</text:p>
          </table:table-cell>
          <table:table-cell table:formula="of:=[.E8]+[.E9]+[.E10]+[.E11]+[.E12]+[.E13]" office:value-type="float" office:value="41951151175" calcext:value-type="float">
            <text:p>41951151175</text:p>
          </table:table-cell>
          <table:table-cell/>
          <table:table-cell office:value-type="string" calcext:value-type="string">
            <text:p>hash</text:p>
          </table:table-cell>
          <table:table-cell table:formula="of:=[.D8]+[.D9]+[.D11]+[.D12]" office:value-type="float" office:value="1.31695729672115E+021" calcext:value-type="float">
            <text:p>1.31695729672115E+021</text:p>
          </table:table-cell>
          <table:table-cell table:formula="of:=[.E8]+[.E9]+[.E11]+[.E12]" office:value-type="float" office:value="38284601672" calcext:value-type="float">
            <text:p>38284601672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simple</text:p>
          </table:table-cell>
          <table:table-cell office:value-type="float" office:value="2.53148937439086E+025" calcext:value-type="float">
            <text:p>2.53148937439086E+025</text:p>
          </table:table-cell>
          <table:table-cell office:value-type="float" office:value="1256678314" calcext:value-type="float">
            <text:p>1256678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rray</text:p>
          </table:table-cell>
          <table:table-cell office:value-type="float" office:value="1.86561324744242E+020" calcext:value-type="float">
            <text:p>1.86561324744242E+020</text:p>
          </table:table-cell>
          <table:table-cell office:value-type="float" office:value="1561558067" calcext:value-type="float">
            <text:p>1561558067</text:p>
          </table:table-cell>
          <table:table-cell/>
          <table:table-cell office:value-type="string" calcext:value-type="string">
            <text:p>partial</text:p>
          </table:table-cell>
          <table:table-cell table:formula="of:=[.D2]+[.D3]+[.D4]+[.D8]+[.D9]+[.D10]" office:value-type="float" office:value="2.57419677832724E+025" calcext:value-type="float">
            <text:p>2.57419677832724E+025</text:p>
          </table:table-cell>
          <table:table-cell table:formula="of:=[.E2]+[.E3]+[.E4]+[.E8]+[.E9]+[.E10]" office:value-type="float" office:value="37447148929" calcext:value-type="float">
            <text:p>37447148929</text:p>
          </table:table-cell>
          <table:table-cell/>
          <table:table-cell office:value-type="string" calcext:value-type="string">
            <text:p>partial</text:p>
          </table:table-cell>
          <table:table-cell table:formula="of:=[.D2]+[.D3]+[.D8]+[.D9]" office:value-type="float" office:value="2.6007765735031E+021" calcext:value-type="float">
            <text:p>2.6007765735031E+021</text:p>
          </table:table-cell>
          <table:table-cell table:formula="of:=[.E2]+[.E3]+[.E8]+[.E9]" office:value-type="float" office:value="34339963634" calcext:value-type="float">
            <text:p>34339963634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riority</text:p>
          </table:table-cell>
          <table:table-cell table:style-name="ce2" office:value-type="float" office:value="3.12024598431198E+019" calcext:value-type="float">
            <text:p>3.12024598431198E+019</text:p>
          </table:table-cell>
          <table:table-cell office:value-type="float" office:value="13942600877" calcext:value-type="float">
            <text:p>13942600877</text:p>
          </table:table-cell>
          <table:table-cell/>
          <table:table-cell office:value-type="string" calcext:value-type="string">
            <text:p>complete</text:p>
          </table:table-cell>
          <table:table-cell table:formula="of:=[.D5]+[.D6]+[.D7]+[.D11]+[.D12]+[.D13]" office:value-type="float" office:value="2.56889000595657E+025" calcext:value-type="float">
            <text:p>2.56889000595657E+025</text:p>
          </table:table-cell>
          <table:table-cell table:formula="of:=[.E5]+[.E6]+[.E7]+[.E11]+[.E12]+[.E13]" office:value-type="float" office:value="37754423938" calcext:value-type="float">
            <text:p>37754423938</text:p>
          </table:table-cell>
          <table:table-cell/>
          <table:table-cell office:value-type="string" calcext:value-type="string">
            <text:p>complete</text:p>
          </table:table-cell>
          <table:table-cell table:formula="of:=[.D5]+[.D6]+[.D11]+[.D12]" office:value-type="float" office:value="3.16551385056486E+020" calcext:value-type="float">
            <text:p>3.16551385056486E+020</text:p>
          </table:table-cell>
          <table:table-cell table:formula="of:=[.E5]+[.E6]+[.E11]+[.E12]" office:value-type="float" office:value="34593396284" calcext:value-type="float">
            <text:p>34593396284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simple</text:p>
          </table:table-cell>
          <table:table-cell office:value-type="float" office:value="2.52672408999473E+025" calcext:value-type="float">
            <text:p>2.52672408999473E+025</text:p>
          </table:table-cell>
          <table:table-cell office:value-type="float" office:value="1344985132" calcext:value-type="float">
            <text:p>13449851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array</text:p>
          </table:table-cell>
          <table:table-cell office:value-type="float" office:value="9.75092887902209E+019" calcext:value-type="float">
            <text:p>9.75092887902209E+019</text:p>
          </table:table-cell>
          <table:table-cell office:value-type="float" office:value="2453331849" calcext:value-type="float">
            <text:p>2453331849</text:p>
          </table:table-cell>
          <table:table-cell/>
          <table:table-cell office:value-type="string" calcext:value-type="string">
            <text:p>array</text:p>
          </table:table-cell>
          <table:table-cell table:formula="of:=[.D2]+[.D5]+[.D8]+[.D11]" office:value-type="float" office:value="6.13602223949736E+020" calcext:value-type="float">
            <text:p>6.13602223949736E+020</text:p>
          </table:table-cell>
          <table:table-cell table:formula="of:=[.E2]+[.E5]+[.E8]+[.E11]" office:value-type="float" office:value="7791559427" calcext:value-type="float">
            <text:p>7791559427</text:p>
          </table:table-cell>
          <table:table-cell/>
          <table:table-cell office:value-type="string" calcext:value-type="string">
            <text:p>array</text:p>
          </table:table-cell>
          <table:table-cell table:formula="of:=[.D2]+[.D5]+[.D8]+[.D11]" office:value-type="float" office:value="6.13602223949736E+020" calcext:value-type="float">
            <text:p>6.13602223949736E+020</text:p>
          </table:table-cell>
          <table:table-cell table:formula="of:=[.E2]+[.E5]+[.E8]+[.E11]" office:value-type="float" office:value="7791559427" calcext:value-type="float">
            <text:p>7791559427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riority</text:p>
          </table:table-cell>
          <table:table-cell table:style-name="ce1" office:value-type="float" office:value="1.1206604074618E+021" calcext:value-type="float">
            <text:p>1.1206604074618E+021</text:p>
          </table:table-cell>
          <table:table-cell office:value-type="float" office:value="16742032483" calcext:value-type="float">
            <text:p>16742032483</text:p>
          </table:table-cell>
          <table:table-cell/>
          <table:table-cell office:value-type="string" calcext:value-type="string">
            <text:p>priority</text:p>
          </table:table-cell>
          <table:table-cell table:formula="of:=[.D3]+[.D6]+[.D9]+[.D12]" office:value-type="float" office:value="2.30372573460985E+021" calcext:value-type="float">
            <text:p>2.30372573460985E+021</text:p>
          </table:table-cell>
          <table:table-cell table:formula="of:=[.E3]+[.E6]+[.E9]+[.E12]" office:value-type="float" office:value="61141800491" calcext:value-type="float">
            <text:p>61141800491</text:p>
          </table:table-cell>
          <table:table-cell/>
          <table:table-cell office:value-type="string" calcext:value-type="string">
            <text:p>priority</text:p>
          </table:table-cell>
          <table:table-cell table:formula="of:=[.D3]+[.D6]+[.D9]+[.D12]" office:value-type="float" office:value="2.30372573460985E+021" calcext:value-type="float">
            <text:p>2.30372573460985E+021</text:p>
          </table:table-cell>
          <table:table-cell table:formula="of:=[.E3]+[.E6]+[.E9]+[.E12]" office:value-type="float" office:value="61141800491" calcext:value-type="float">
            <text:p>61141800491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simple</text:p>
          </table:table-cell>
          <table:table-cell office:value-type="float" office:value="4.24473262790249E+023" calcext:value-type="float">
            <text:p>4.24473262790249E+023</text:p>
          </table:table-cell>
          <table:table-cell office:value-type="float" office:value="1850506981" calcext:value-type="float">
            <text:p>1850506981</text:p>
          </table:table-cell>
          <table:table-cell/>
          <table:table-cell office:value-type="string" calcext:value-type="string">
            <text:p>simple</text:p>
          </table:table-cell>
          <table:table-cell table:formula="of:=[.D4]+[.D7]+[.D10]+[.D13]" office:value-type="float" office:value="5.14279505148796E+025" calcext:value-type="float">
            <text:p>5.14279505148796E+025</text:p>
          </table:table-cell>
          <table:table-cell table:formula="of:=[.E4]+[.E7]+[.E10]+[.E13]" office:value-type="float" office:value="6268212949" calcext:value-type="float">
            <text:p>6268212949</text:p>
          </table:table-cell>
          <table:table-cell/>
          <table:table-cell office:value-type="string" calcext:value-type="string">
            <text:p>simple</text:p>
          </table:table-cell>
          <table:table-cell table:formula="of:=[.D4]+[.D7]+[.D10]+[.D13]" office:value-type="float" office:value="5.14279505148796E+025" calcext:value-type="float">
            <text:p>5.14279505148796E+025</text:p>
          </table:table-cell>
          <table:table-cell table:formula="of:=[.E4]+[.E7]+[.E10]+[.E13]" office:value-type="float" office:value="6268212949" calcext:value-type="float">
            <text:p>6268212949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rray</text:p>
          </table:table-cell>
          <table:table-cell office:value-type="float" office:value="6.75851406260044E+019" calcext:value-type="float">
            <text:p>6.75851406260044E+019</text:p>
          </table:table-cell>
          <table:table-cell office:value-type="float" office:value="2327762453" calcext:value-type="float">
            <text:p>2327762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riority</text:p>
          </table:table-cell>
          <table:table-cell table:style-name="ce2" office:value-type="float" office:value="3.12024598431198E+019" calcext:value-type="float">
            <text:p>3.12024598431198E+019</text:p>
          </table:table-cell>
          <table:table-cell office:value-type="float" office:value="16761474887" calcext:value-type="float">
            <text:p>167614748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simple</text:p>
          </table:table-cell>
          <table:table-cell office:value-type="float" office:value="4.21342608233372E+023" calcext:value-type="float">
            <text:p>4.21342608233372E+023</text:p>
          </table:table-cell>
          <table:table-cell office:value-type="float" office:value="1816042522" calcext:value-type="float">
            <text:p>18160425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23:42:33.572688201</dc:date>
    <meta:editing-duration>PT29M30S</meta:editing-duration>
    <meta:editing-cycles>9</meta:editing-cycles>
    <meta:generator>LibreOffice/5.1.6.2$Linux_X86_64 LibreOffice_project/10m0$Build-2</meta:generator>
    <meta:document-statistic meta:table-count="1" meta:cell-count="111" meta:object-count="0"/>
  </office:meta>
</office:document-meta>
</file>